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blicFactoryBean.resolveToProtectedGeneric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FactoryBean.protectedType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FactoryBean.PublicFactoryBean(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